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3464" calcext:value-type="float">
            <text:p>106.9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004" calcext:value-type="float">
            <text:p>107.0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8808" calcext:value-type="float">
            <text:p>107.0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9184" calcext:value-type="float">
            <text:p>107.0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9184" calcext:value-type="float">
            <text:p>107.0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0896" calcext:value-type="float">
            <text:p>106.9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3464" calcext:value-type="float">
            <text:p>106.9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0896" calcext:value-type="float">
            <text:p>106.9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004" calcext:value-type="float">
            <text:p>107.0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004" calcext:value-type="float">
            <text:p>107.0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2232" calcext:value-type="float">
            <text:p>107.01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004" calcext:value-type="float">
            <text:p>107.0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0896" calcext:value-type="float">
            <text:p>106.9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0896" calcext:value-type="float">
            <text:p>106.9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2712" calcext:value-type="float">
            <text:p>107.0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004" calcext:value-type="float">
            <text:p>107.0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9184" calcext:value-type="float">
            <text:p>107.0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0896" calcext:value-type="float">
            <text:p>106.9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004" calcext:value-type="float">
            <text:p>107.0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0896" calcext:value-type="float">
            <text:p>106.9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9184" calcext:value-type="float">
            <text:p>107.0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1376" calcext:value-type="float">
            <text:p>107.0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9184" calcext:value-type="float">
            <text:p>107.0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3088" calcext:value-type="float">
            <text:p>107.00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3464" calcext:value-type="float">
            <text:p>106.9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8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2232" calcext:value-type="float">
            <text:p>107.01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7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2232" calcext:value-type="float">
            <text:p>107.01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7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7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9184" calcext:value-type="float">
            <text:p>107.0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7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2232" calcext:value-type="float">
            <text:p>107.01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7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7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7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8328" calcext:value-type="float">
            <text:p>107.0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7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7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7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7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1-07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9184" calcext:value-type="float">
            <text:p>107.0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3088" calcext:value-type="float">
            <text:p>107.00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576" calcext:value-type="float">
            <text:p>107.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7472" calcext:value-type="float">
            <text:p>107.0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7472" calcext:value-type="float">
            <text:p>107.0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2984" calcext:value-type="float">
            <text:p>106.93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1272" calcext:value-type="float">
            <text:p>106.9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004" calcext:value-type="float">
            <text:p>107.0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2608" calcext:value-type="float">
            <text:p>106.9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2232" calcext:value-type="float">
            <text:p>107.01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052" calcext:value-type="float">
            <text:p>107.03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1752" calcext:value-type="float">
            <text:p>106.9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4424" calcext:value-type="float">
            <text:p>107.02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052" calcext:value-type="float">
            <text:p>107.03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2712" calcext:value-type="float">
            <text:p>107.0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6616" calcext:value-type="float">
            <text:p>107.0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6616" calcext:value-type="float">
            <text:p>107.0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3296" calcext:value-type="float">
            <text:p>107.1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2064" calcext:value-type="float">
            <text:p>107.19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2064" calcext:value-type="float">
            <text:p>107.19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8264" calcext:value-type="float">
            <text:p>107.2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4904" calcext:value-type="float">
            <text:p>107.0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7952" calcext:value-type="float">
            <text:p>107.0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4904" calcext:value-type="float">
            <text:p>107.0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1376" calcext:value-type="float">
            <text:p>107.0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4048" calcext:value-type="float">
            <text:p>107.0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8808" calcext:value-type="float">
            <text:p>107.0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576" calcext:value-type="float">
            <text:p>107.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1376" calcext:value-type="float">
            <text:p>107.0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9664" calcext:value-type="float">
            <text:p>107.0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7096" calcext:value-type="float">
            <text:p>107.0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5864" calcext:value-type="float">
            <text:p>107.1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3568" calcext:value-type="float">
            <text:p>107.03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7952" calcext:value-type="float">
            <text:p>107.0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0144" calcext:value-type="float">
            <text:p>107.0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148" calcext:value-type="float">
            <text:p>107.0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0248" calcext:value-type="float">
            <text:p>107.1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0144" calcext:value-type="float">
            <text:p>107.0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0144" calcext:value-type="float">
            <text:p>107.0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8912" calcext:value-type="float">
            <text:p>107.1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576" calcext:value-type="float">
            <text:p>107.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7576" calcext:value-type="float">
            <text:p>107.09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6344" calcext:value-type="float">
            <text:p>107.1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196" calcext:value-type="float">
            <text:p>107.1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9288" calcext:value-type="float">
            <text:p>107.0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9768" calcext:value-type="float">
            <text:p>107.1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4528" calcext:value-type="float">
            <text:p>107.0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2336" calcext:value-type="float">
            <text:p>107.0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9768" calcext:value-type="float">
            <text:p>107.1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148" calcext:value-type="float">
            <text:p>107.0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9768" calcext:value-type="float">
            <text:p>107.1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8912" calcext:value-type="float">
            <text:p>107.1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8912" calcext:value-type="float">
            <text:p>107.1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0248" calcext:value-type="float">
            <text:p>107.1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6344" calcext:value-type="float">
            <text:p>107.1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196" calcext:value-type="float">
            <text:p>107.1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196" calcext:value-type="float">
            <text:p>107.1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148" calcext:value-type="float">
            <text:p>107.0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4528" calcext:value-type="float">
            <text:p>107.0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5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6344" calcext:value-type="float">
            <text:p>107.1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3296" calcext:value-type="float">
            <text:p>107.1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6344" calcext:value-type="float">
            <text:p>107.1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0248" calcext:value-type="float">
            <text:p>107.1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8912" calcext:value-type="float">
            <text:p>107.1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6928" calcext:value-type="float">
            <text:p>107.2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0456" calcext:value-type="float">
            <text:p>107.2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5592" calcext:value-type="float">
            <text:p>107.2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8264" calcext:value-type="float">
            <text:p>107.2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3504" calcext:value-type="float">
            <text:p>107.2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2064" calcext:value-type="float">
            <text:p>107.19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3296" calcext:value-type="float">
            <text:p>107.1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5864" calcext:value-type="float">
            <text:p>107.1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9768" calcext:value-type="float">
            <text:p>107.1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6344" calcext:value-type="float">
            <text:p>107.1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196" calcext:value-type="float">
            <text:p>107.1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5864" calcext:value-type="float">
            <text:p>107.1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2064" calcext:value-type="float">
            <text:p>107.19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0728" calcext:value-type="float">
            <text:p>107.1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6824" calcext:value-type="float">
            <text:p>107.17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5592" calcext:value-type="float">
            <text:p>107.2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8264" calcext:value-type="float">
            <text:p>107.2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8264" calcext:value-type="float">
            <text:p>107.2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0936" calcext:value-type="float">
            <text:p>107.3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6928" calcext:value-type="float">
            <text:p>107.2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6928" calcext:value-type="float">
            <text:p>107.2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8264" calcext:value-type="float">
            <text:p>107.2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6072" calcext:value-type="float">
            <text:p>107.2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6072" calcext:value-type="float">
            <text:p>107.2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6928" calcext:value-type="float">
            <text:p>107.2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6552" calcext:value-type="float">
            <text:p>107.2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5696" calcext:value-type="float">
            <text:p>107.2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5592" calcext:value-type="float">
            <text:p>107.2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0456" calcext:value-type="float">
            <text:p>107.2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6072" calcext:value-type="float">
            <text:p>107.2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0456" calcext:value-type="float">
            <text:p>107.2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7408" calcext:value-type="float">
            <text:p>107.2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6928" calcext:value-type="float">
            <text:p>107.2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484" calcext:value-type="float">
            <text:p>107.3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8744" calcext:value-type="float">
            <text:p>107.2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8264" calcext:value-type="float">
            <text:p>107.2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3984" calcext:value-type="float">
            <text:p>107.3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7512" calcext:value-type="float">
            <text:p>107.3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8848" calcext:value-type="float">
            <text:p>107.36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6552" calcext:value-type="float">
            <text:p>107.2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0936" calcext:value-type="float">
            <text:p>107.3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4944" calcext:value-type="float">
            <text:p>107.37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7408" calcext:value-type="float">
            <text:p>107.2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8744" calcext:value-type="float">
            <text:p>107.2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0936" calcext:value-type="float">
            <text:p>107.3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3984" calcext:value-type="float">
            <text:p>107.3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5696" calcext:value-type="float">
            <text:p>107.2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484" calcext:value-type="float">
            <text:p>107.3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3984" calcext:value-type="float">
            <text:p>107.3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3504" calcext:value-type="float">
            <text:p>107.2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5696" calcext:value-type="float">
            <text:p>107.2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436" calcext:value-type="float">
            <text:p>107.2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4944" calcext:value-type="float">
            <text:p>107.37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2752" calcext:value-type="float">
            <text:p>107.36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5424" calcext:value-type="float">
            <text:p>107.4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0184" calcext:value-type="float">
            <text:p>107.39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7992" calcext:value-type="float">
            <text:p>107.3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7888" calcext:value-type="float">
            <text:p>107.3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7512" calcext:value-type="float">
            <text:p>107.3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484" calcext:value-type="float">
            <text:p>107.3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7136" calcext:value-type="float">
            <text:p>107.3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0184" calcext:value-type="float">
            <text:p>107.39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4088" calcext:value-type="float">
            <text:p>107.38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8848" calcext:value-type="float">
            <text:p>107.36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7992" calcext:value-type="float">
            <text:p>107.3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3984" calcext:value-type="float">
            <text:p>107.3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3232" calcext:value-type="float">
            <text:p>107.3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58" calcext:value-type="float">
            <text:p>107.3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6656" calcext:value-type="float">
            <text:p>107.3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6656" calcext:value-type="float">
            <text:p>107.3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484" calcext:value-type="float">
            <text:p>107.3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3504" calcext:value-type="float">
            <text:p>107.2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3984" calcext:value-type="float">
            <text:p>107.3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6656" calcext:value-type="float">
            <text:p>107.3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7992" calcext:value-type="float">
            <text:p>107.3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4944" calcext:value-type="float">
            <text:p>107.37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628" calcext:value-type="float">
            <text:p>107.3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6656" calcext:value-type="float">
            <text:p>107.3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4568" calcext:value-type="float">
            <text:p>107.4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8848" calcext:value-type="float">
            <text:p>107.36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3712" calcext:value-type="float">
            <text:p>107.4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4568" calcext:value-type="float">
            <text:p>107.4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8848" calcext:value-type="float">
            <text:p>107.36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1624" calcext:value-type="float">
            <text:p>107.4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4944" calcext:value-type="float">
            <text:p>107.37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8472" calcext:value-type="float">
            <text:p>107.4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8952" calcext:value-type="float">
            <text:p>107.4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628" calcext:value-type="float">
            <text:p>107.3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5424" calcext:value-type="float">
            <text:p>107.4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3232" calcext:value-type="float">
            <text:p>107.3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7616" calcext:value-type="float">
            <text:p>107.4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5424" calcext:value-type="float">
            <text:p>107.4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4568" calcext:value-type="float">
            <text:p>107.4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5048" calcext:value-type="float">
            <text:p>107.4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9808" calcext:value-type="float">
            <text:p>107.4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5904" calcext:value-type="float">
            <text:p>107.4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8952" calcext:value-type="float">
            <text:p>107.4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3712" calcext:value-type="float">
            <text:p>107.4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7136" calcext:value-type="float">
            <text:p>107.3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5904" calcext:value-type="float">
            <text:p>107.4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7136" calcext:value-type="float">
            <text:p>107.3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5424" calcext:value-type="float">
            <text:p>107.4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7616" calcext:value-type="float">
            <text:p>107.4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4568" calcext:value-type="float">
            <text:p>107.4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7616" calcext:value-type="float">
            <text:p>107.4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724" calcext:value-type="float">
            <text:p>107.4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8472" calcext:value-type="float">
            <text:p>107.4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0288" calcext:value-type="float">
            <text:p>107.4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664" calcext:value-type="float">
            <text:p>107.4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772" calcext:value-type="float">
            <text:p>107.4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724" calcext:value-type="float">
            <text:p>107.4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8952" calcext:value-type="float">
            <text:p>107.4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82" calcext:value-type="float">
            <text:p>107.5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0768" calcext:value-type="float">
            <text:p>107.4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3816" calcext:value-type="float">
            <text:p>107.4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0768" calcext:value-type="float">
            <text:p>107.4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664" calcext:value-type="float">
            <text:p>107.4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628" calcext:value-type="float">
            <text:p>107.3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9056" calcext:value-type="float">
            <text:p>107.5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4672" calcext:value-type="float">
            <text:p>107.4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5632" calcext:value-type="float">
            <text:p>107.5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3816" calcext:value-type="float">
            <text:p>107.4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5904" calcext:value-type="float">
            <text:p>107.4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392" calcext:value-type="float">
            <text:p>107.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2104" calcext:value-type="float">
            <text:p>107.5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5048" calcext:value-type="float">
            <text:p>107.4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4672" calcext:value-type="float">
            <text:p>107.4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3816" calcext:value-type="float">
            <text:p>107.4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1624" calcext:value-type="float">
            <text:p>107.4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5048" calcext:value-type="float">
            <text:p>107.4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8096" calcext:value-type="float">
            <text:p>107.4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8096" calcext:value-type="float">
            <text:p>107.4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772" calcext:value-type="float">
            <text:p>107.4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0768" calcext:value-type="float">
            <text:p>107.4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0288" calcext:value-type="float">
            <text:p>107.4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9808" calcext:value-type="float">
            <text:p>107.4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6488" calcext:value-type="float">
            <text:p>107.5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5904" calcext:value-type="float">
            <text:p>107.4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4776" calcext:value-type="float">
            <text:p>107.5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9536" calcext:value-type="float">
            <text:p>107.5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2584" calcext:value-type="float">
            <text:p>107.5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2104" calcext:value-type="float">
            <text:p>107.5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7344" calcext:value-type="float">
            <text:p>107.5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9912" calcext:value-type="float">
            <text:p>107.4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9536" calcext:value-type="float">
            <text:p>107.5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0288" calcext:value-type="float">
            <text:p>107.4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2104" calcext:value-type="float">
            <text:p>107.5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9056" calcext:value-type="float">
            <text:p>107.5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772" calcext:value-type="float">
            <text:p>107.4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9056" calcext:value-type="float">
            <text:p>107.5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0768" calcext:value-type="float">
            <text:p>107.4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2104" calcext:value-type="float">
            <text:p>107.5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9056" calcext:value-type="float">
            <text:p>107.5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772" calcext:value-type="float">
            <text:p>107.4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82" calcext:value-type="float">
            <text:p>107.5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9912" calcext:value-type="float">
            <text:p>107.4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9912" calcext:value-type="float">
            <text:p>107.4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9536" calcext:value-type="float">
            <text:p>107.5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868" calcext:value-type="float">
            <text:p>107.5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9056" calcext:value-type="float">
            <text:p>107.5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82" calcext:value-type="float">
            <text:p>107.5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1352" calcext:value-type="float">
            <text:p>107.5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772" calcext:value-type="float">
            <text:p>107.4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82" calcext:value-type="float">
            <text:p>107.5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868" calcext:value-type="float">
            <text:p>107.5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2584" calcext:value-type="float">
            <text:p>107.5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5632" calcext:value-type="float">
            <text:p>107.5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6968" calcext:value-type="float">
            <text:p>107.5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6968" calcext:value-type="float">
            <text:p>107.5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82" calcext:value-type="float">
            <text:p>107.5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1248" calcext:value-type="float">
            <text:p>107.5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2688" calcext:value-type="float">
            <text:p>107.6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916" calcext:value-type="float">
            <text:p>107.5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6592" calcext:value-type="float">
            <text:p>107.6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4776" calcext:value-type="float">
            <text:p>107.5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1728" calcext:value-type="float">
            <text:p>107.5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5632" calcext:value-type="float">
            <text:p>107.5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868" calcext:value-type="float">
            <text:p>107.5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7928" calcext:value-type="float">
            <text:p>107.6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4296" calcext:value-type="float">
            <text:p>107.5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0392" calcext:value-type="float">
            <text:p>107.5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7824" calcext:value-type="float">
            <text:p>107.5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0392" calcext:value-type="float">
            <text:p>107.5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1728" calcext:value-type="float">
            <text:p>107.5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5736" calcext:value-type="float">
            <text:p>107.6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964" calcext:value-type="float">
            <text:p>107.6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4776" calcext:value-type="float">
            <text:p>107.5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0872" calcext:value-type="float">
            <text:p>107.5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4776" calcext:value-type="float">
            <text:p>107.5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6968" calcext:value-type="float">
            <text:p>107.5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3064" calcext:value-type="float">
            <text:p>107.5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3064" calcext:value-type="float">
            <text:p>107.5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7824" calcext:value-type="float">
            <text:p>107.5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6968" calcext:value-type="float">
            <text:p>107.5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0016" calcext:value-type="float">
            <text:p>107.5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6592" calcext:value-type="float">
            <text:p>107.6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916" calcext:value-type="float">
            <text:p>107.5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7448" calcext:value-type="float">
            <text:p>107.5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0016" calcext:value-type="float">
            <text:p>107.5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2208" calcext:value-type="float">
            <text:p>107.5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868" calcext:value-type="float">
            <text:p>107.5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7824" calcext:value-type="float">
            <text:p>107.5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916" calcext:value-type="float">
            <text:p>107.5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9536" calcext:value-type="float">
            <text:p>107.5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2208" calcext:value-type="float">
            <text:p>107.5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3168" calcext:value-type="float">
            <text:p>107.6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0872" calcext:value-type="float">
            <text:p>107.5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6592" calcext:value-type="float">
            <text:p>107.6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2688" calcext:value-type="float">
            <text:p>107.6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2688" calcext:value-type="float">
            <text:p>107.6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1352" calcext:value-type="float">
            <text:p>107.5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3168" calcext:value-type="float">
            <text:p>107.6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2208" calcext:value-type="float">
            <text:p>107.5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5736" calcext:value-type="float">
            <text:p>107.6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3648" calcext:value-type="float">
            <text:p>107.6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2688" calcext:value-type="float">
            <text:p>107.6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6216" calcext:value-type="float">
            <text:p>107.6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2688" calcext:value-type="float">
            <text:p>107.6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9744" calcext:value-type="float">
            <text:p>107.6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4024" calcext:value-type="float">
            <text:p>107.6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7552" calcext:value-type="float">
            <text:p>107.6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7928" calcext:value-type="float">
            <text:p>107.6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8408" calcext:value-type="float">
            <text:p>107.6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6696" calcext:value-type="float">
            <text:p>107.6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8408" calcext:value-type="float">
            <text:p>107.6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4024" calcext:value-type="float">
            <text:p>107.6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7928" calcext:value-type="float">
            <text:p>107.6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4504" calcext:value-type="float">
            <text:p>107.6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3168" calcext:value-type="float">
            <text:p>107.6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4504" calcext:value-type="float">
            <text:p>107.6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5736" calcext:value-type="float">
            <text:p>107.6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9744" calcext:value-type="float">
            <text:p>107.6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8408" calcext:value-type="float">
            <text:p>107.6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1936" calcext:value-type="float">
            <text:p>107.6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7552" calcext:value-type="float">
            <text:p>107.6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8784" calcext:value-type="float">
            <text:p>107.6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3648" calcext:value-type="float">
            <text:p>107.6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6216" calcext:value-type="float">
            <text:p>107.6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4504" calcext:value-type="float">
            <text:p>107.6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7552" calcext:value-type="float">
            <text:p>107.6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6216" calcext:value-type="float">
            <text:p>107.6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108" calcext:value-type="float">
            <text:p>107.7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6696" calcext:value-type="float">
            <text:p>107.6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156" calcext:value-type="float">
            <text:p>107.7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6216" calcext:value-type="float">
            <text:p>107.6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9368" calcext:value-type="float">
            <text:p>107.7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3648" calcext:value-type="float">
            <text:p>107.6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6696" calcext:value-type="float">
            <text:p>107.6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6696" calcext:value-type="float">
            <text:p>107.6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7552" calcext:value-type="float">
            <text:p>107.6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5944" calcext:value-type="float">
            <text:p>107.7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1936" calcext:value-type="float">
            <text:p>107.6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9368" calcext:value-type="float">
            <text:p>107.7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1936" calcext:value-type="float">
            <text:p>107.6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5464" calcext:value-type="float">
            <text:p>107.7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2792" calcext:value-type="float">
            <text:p>107.6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9368" calcext:value-type="float">
            <text:p>107.7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4608" calcext:value-type="float">
            <text:p>107.7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5464" calcext:value-type="float">
            <text:p>107.7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2416" calcext:value-type="float">
            <text:p>107.7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176" calcext:value-type="float">
            <text:p>107.7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108" calcext:value-type="float">
            <text:p>107.7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108" calcext:value-type="float">
            <text:p>107.7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9744" calcext:value-type="float">
            <text:p>107.6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4984" calcext:value-type="float">
            <text:p>107.6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8512" calcext:value-type="float">
            <text:p>107.7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108" calcext:value-type="float">
            <text:p>107.7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3168" calcext:value-type="float">
            <text:p>107.6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4608" calcext:value-type="float">
            <text:p>107.7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9368" calcext:value-type="float">
            <text:p>107.7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156" calcext:value-type="float">
            <text:p>107.7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8136" calcext:value-type="float">
            <text:p>107.7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1184" calcext:value-type="float">
            <text:p>107.7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4608" calcext:value-type="float">
            <text:p>107.7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1184" calcext:value-type="float">
            <text:p>107.7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3376" calcext:value-type="float">
            <text:p>107.7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1184" calcext:value-type="float">
            <text:p>107.7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156" calcext:value-type="float">
            <text:p>107.7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5944" calcext:value-type="float">
            <text:p>107.7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9472" calcext:value-type="float">
            <text:p>107.7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9472" calcext:value-type="float">
            <text:p>107.7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8616" calcext:value-type="float">
            <text:p>107.7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4984" calcext:value-type="float">
            <text:p>107.6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8136" calcext:value-type="float">
            <text:p>107.7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8512" calcext:value-type="float">
            <text:p>107.7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4232" calcext:value-type="float">
            <text:p>107.7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0704" calcext:value-type="float">
            <text:p>107.7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4232" calcext:value-type="float">
            <text:p>107.7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5464" calcext:value-type="float">
            <text:p>107.7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8992" calcext:value-type="float">
            <text:p>107.7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8136" calcext:value-type="float">
            <text:p>107.7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8136" calcext:value-type="float">
            <text:p>107.7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8992" calcext:value-type="float">
            <text:p>107.7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8136" calcext:value-type="float">
            <text:p>107.7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6904" calcext:value-type="float">
            <text:p>107.8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252" calcext:value-type="float">
            <text:p>107.7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3856" calcext:value-type="float">
            <text:p>107.8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5192" calcext:value-type="float">
            <text:p>107.8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0808" calcext:value-type="float">
            <text:p>107.8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9472" calcext:value-type="float">
            <text:p>107.7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6424" calcext:value-type="float">
            <text:p>107.7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5568" calcext:value-type="float">
            <text:p>107.7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9472" calcext:value-type="float">
            <text:p>107.7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3" calcext:value-type="float">
            <text:p>107.8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3856" calcext:value-type="float">
            <text:p>107.8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0808" calcext:value-type="float">
            <text:p>107.8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6048" calcext:value-type="float">
            <text:p>107.8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348" calcext:value-type="float">
            <text:p>107.8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252" calcext:value-type="float">
            <text:p>107.7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4712" calcext:value-type="float">
            <text:p>107.8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1288" calcext:value-type="float">
            <text:p>107.8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5672" calcext:value-type="float">
            <text:p>107.8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0912" calcext:value-type="float">
            <text:p>107.8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5192" calcext:value-type="float">
            <text:p>107.8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9952" calcext:value-type="float">
            <text:p>107.8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348" calcext:value-type="float">
            <text:p>107.8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9576" calcext:value-type="float">
            <text:p>107.8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0432" calcext:value-type="float">
            <text:p>107.8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7864" calcext:value-type="float">
            <text:p>107.8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3" calcext:value-type="float">
            <text:p>107.8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7864" calcext:value-type="float">
            <text:p>107.8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1288" calcext:value-type="float">
            <text:p>107.8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6048" calcext:value-type="float">
            <text:p>107.8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872" calcext:value-type="float">
            <text:p>107.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6528" calcext:value-type="float">
            <text:p>107.8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444" calcext:value-type="float">
            <text:p>107.9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5672" calcext:value-type="float">
            <text:p>107.8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0432" calcext:value-type="float">
            <text:p>107.8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0912" calcext:value-type="float">
            <text:p>107.8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872" calcext:value-type="float">
            <text:p>107.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0912" calcext:value-type="float">
            <text:p>107.8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9576" calcext:value-type="float">
            <text:p>107.8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0056" calcext:value-type="float">
            <text:p>107.8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0432" calcext:value-type="float">
            <text:p>107.8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0432" calcext:value-type="float">
            <text:p>107.8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2248" calcext:value-type="float">
            <text:p>107.9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7864" calcext:value-type="float">
            <text:p>107.8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8344" calcext:value-type="float">
            <text:p>107.9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1392" calcext:value-type="float">
            <text:p>107.9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396" calcext:value-type="float">
            <text:p>107.8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1768" calcext:value-type="float">
            <text:p>107.8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8344" calcext:value-type="float">
            <text:p>107.9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396" calcext:value-type="float">
            <text:p>107.8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3104" calcext:value-type="float">
            <text:p>107.8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0912" calcext:value-type="float">
            <text:p>107.8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8344" calcext:value-type="float">
            <text:p>107.9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444" calcext:value-type="float">
            <text:p>107.9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7488" calcext:value-type="float">
            <text:p>107.9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0912" calcext:value-type="float">
            <text:p>107.8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396" calcext:value-type="float">
            <text:p>107.8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1872" calcext:value-type="float">
            <text:p>107.9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444" calcext:value-type="float">
            <text:p>107.9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7488" calcext:value-type="float">
            <text:p>107.9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1016" calcext:value-type="float">
            <text:p>107.9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6256" calcext:value-type="float">
            <text:p>107.9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492" calcext:value-type="float">
            <text:p>107.9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1016" calcext:value-type="float">
            <text:p>107.9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1872" calcext:value-type="float">
            <text:p>107.9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2728" calcext:value-type="float">
            <text:p>107.9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492" calcext:value-type="float">
            <text:p>107.9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54" calcext:value-type="float">
            <text:p>107.9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444" calcext:value-type="float">
            <text:p>107.9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7968" calcext:value-type="float">
            <text:p>107.9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588" calcext:value-type="float">
            <text:p>108.0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1872" calcext:value-type="float">
            <text:p>107.9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7592" calcext:value-type="float">
            <text:p>107.9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7592" calcext:value-type="float">
            <text:p>107.9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0536" calcext:value-type="float">
            <text:p>107.9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0536" calcext:value-type="float">
            <text:p>107.9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6632" calcext:value-type="float">
            <text:p>107.9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6632" calcext:value-type="float">
            <text:p>107.9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3208" calcext:value-type="float">
            <text:p>107.9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7592" calcext:value-type="float">
            <text:p>107.9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3208" calcext:value-type="float">
            <text:p>107.9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1872" calcext:value-type="float">
            <text:p>107.9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4064" calcext:value-type="float">
            <text:p>107.9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5296" calcext:value-type="float">
            <text:p>107.9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1392" calcext:value-type="float">
            <text:p>107.9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9912" calcext:value-type="float">
            <text:p>107.4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1624" calcext:value-type="float">
            <text:p>107.4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0872" calcext:value-type="float">
            <text:p>107.5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4296" calcext:value-type="float">
            <text:p>107.5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8552" calcext:value-type="float">
            <text:p>108.0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588" calcext:value-type="float">
            <text:p>108.0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5504" calcext:value-type="float">
            <text:p>108.0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1496" calcext:value-type="float">
            <text:p>107.98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5776" calcext:value-type="float">
            <text:p>107.9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8072" calcext:value-type="float">
            <text:p>108.0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636" calcext:value-type="float">
            <text:p>108.0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4168" calcext:value-type="float">
            <text:p>108.02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1496" calcext:value-type="float">
            <text:p>107.98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2832" calcext:value-type="float">
            <text:p>108.0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1976" calcext:value-type="float">
            <text:p>108.0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8072" calcext:value-type="float">
            <text:p>108.0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636" calcext:value-type="float">
            <text:p>108.0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8064" calcext:value-type="float">
            <text:p>109.4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8064" calcext:value-type="float">
            <text:p>109.4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8064" calcext:value-type="float">
            <text:p>109.4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8064" calcext:value-type="float">
            <text:p>109.4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4536" calcext:value-type="float">
            <text:p>109.44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4536" calcext:value-type="float">
            <text:p>109.44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108" calcext:value-type="float">
            <text:p>107.7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3416" calcext:value-type="float">
            <text:p>108.10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0368" calcext:value-type="float">
            <text:p>108.1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9032" calcext:value-type="float">
            <text:p>108.0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732" calcext:value-type="float">
            <text:p>108.0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128" calcext:value-type="float">
            <text:p>108.08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9032" calcext:value-type="float">
            <text:p>108.0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2936" calcext:value-type="float">
            <text:p>108.07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5608" calcext:value-type="float">
            <text:p>108.1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5984" calcext:value-type="float">
            <text:p>108.07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128" calcext:value-type="float">
            <text:p>108.08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5608" calcext:value-type="float">
            <text:p>108.1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4168" calcext:value-type="float">
            <text:p>108.02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4168" calcext:value-type="float">
            <text:p>108.02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8072" calcext:value-type="float">
            <text:p>108.0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5984" calcext:value-type="float">
            <text:p>108.07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0744" calcext:value-type="float">
            <text:p>108.0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9136" calcext:value-type="float">
            <text:p>108.1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684" calcext:value-type="float">
            <text:p>108.0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9784" calcext:value-type="float">
            <text:p>107.9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9888" calcext:value-type="float">
            <text:p>108.06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3792" calcext:value-type="float">
            <text:p>108.06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9784" calcext:value-type="float">
            <text:p>107.9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7696" calcext:value-type="float">
            <text:p>108.0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7696" calcext:value-type="float">
            <text:p>108.0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7696" calcext:value-type="float">
            <text:p>108.0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8552" calcext:value-type="float">
            <text:p>108.0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2456" calcext:value-type="float">
            <text:p>108.04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732" calcext:value-type="float">
            <text:p>108.0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8176" calcext:value-type="float">
            <text:p>108.0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6464" calcext:value-type="float">
            <text:p>108.1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8176" calcext:value-type="float">
            <text:p>108.0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128" calcext:value-type="float">
            <text:p>108.08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128" calcext:value-type="float">
            <text:p>108.08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636" calcext:value-type="float">
            <text:p>108.0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0744" calcext:value-type="float">
            <text:p>108.0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8656" calcext:value-type="float">
            <text:p>108.11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6464" calcext:value-type="float">
            <text:p>108.1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5608" calcext:value-type="float">
            <text:p>108.1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6464" calcext:value-type="float">
            <text:p>108.1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4752" calcext:value-type="float">
            <text:p>108.1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5128" calcext:value-type="float">
            <text:p>108.08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9032" calcext:value-type="float">
            <text:p>108.0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4272" calcext:value-type="float">
            <text:p>108.0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3416" calcext:value-type="float">
            <text:p>108.10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8656" calcext:value-type="float">
            <text:p>108.11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2184" calcext:value-type="float">
            <text:p>108.15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0848" calcext:value-type="float">
            <text:p>108.1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0848" calcext:value-type="float">
            <text:p>108.1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78" calcext:value-type="float">
            <text:p>108.1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828" calcext:value-type="float">
            <text:p>108.15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6944" calcext:value-type="float">
            <text:p>108.1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6088" calcext:value-type="float">
            <text:p>108.14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1328" calcext:value-type="float">
            <text:p>108.1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0472" calcext:value-type="float">
            <text:p>108.17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4376" calcext:value-type="float">
            <text:p>108.16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4376" calcext:value-type="float">
            <text:p>108.16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0848" calcext:value-type="float">
            <text:p>108.1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2184" calcext:value-type="float">
            <text:p>108.15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1328" calcext:value-type="float">
            <text:p>108.1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828" calcext:value-type="float">
            <text:p>108.15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6088" calcext:value-type="float">
            <text:p>108.14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0472" calcext:value-type="float">
            <text:p>108.17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9136" calcext:value-type="float">
            <text:p>108.1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9136" calcext:value-type="float">
            <text:p>108.1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7424" calcext:value-type="float">
            <text:p>108.16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9992" calcext:value-type="float">
            <text:p>108.1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3896" calcext:value-type="float">
            <text:p>108.13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7424" calcext:value-type="float">
            <text:p>108.16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0368" calcext:value-type="float">
            <text:p>108.1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1704" calcext:value-type="float">
            <text:p>108.1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9136" calcext:value-type="float">
            <text:p>108.1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1704" calcext:value-type="float">
            <text:p>108.1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2664" calcext:value-type="float">
            <text:p>108.1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5608" calcext:value-type="float">
            <text:p>108.1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1328" calcext:value-type="float">
            <text:p>108.1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4376" calcext:value-type="float">
            <text:p>108.16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9136" calcext:value-type="float">
            <text:p>108.1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4856" calcext:value-type="float">
            <text:p>108.1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1808" calcext:value-type="float">
            <text:p>108.19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3896" calcext:value-type="float">
            <text:p>108.13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4376" calcext:value-type="float">
            <text:p>108.16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7904" calcext:value-type="float">
            <text:p>108.19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9512" calcext:value-type="float">
            <text:p>108.1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876" calcext:value-type="float">
            <text:p>108.1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732" calcext:value-type="float">
            <text:p>108.0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924" calcext:value-type="float">
            <text:p>108.2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924" calcext:value-type="float">
            <text:p>108.2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8384" calcext:value-type="float">
            <text:p>108.22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0952" calcext:value-type="float">
            <text:p>108.2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5608" calcext:value-type="float">
            <text:p>108.1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4376" calcext:value-type="float">
            <text:p>108.16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6568" calcext:value-type="float">
            <text:p>108.17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7528" calcext:value-type="float">
            <text:p>108.23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1328" calcext:value-type="float">
            <text:p>108.1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4376" calcext:value-type="float">
            <text:p>108.16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828" calcext:value-type="float">
            <text:p>108.15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2664" calcext:value-type="float">
            <text:p>108.1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0576" calcext:value-type="float">
            <text:p>108.24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3624" calcext:value-type="float">
            <text:p>108.24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0576" calcext:value-type="float">
            <text:p>108.24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0096" calcext:value-type="float">
            <text:p>108.2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0096" calcext:value-type="float">
            <text:p>108.2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7048" calcext:value-type="float">
            <text:p>108.20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0952" calcext:value-type="float">
            <text:p>108.2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7528" calcext:value-type="float">
            <text:p>108.23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0576" calcext:value-type="float">
            <text:p>108.24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6192" calcext:value-type="float">
            <text:p>108.2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3144" calcext:value-type="float">
            <text:p>108.21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5336" calcext:value-type="float">
            <text:p>108.22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8384" calcext:value-type="float">
            <text:p>108.22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5336" calcext:value-type="float">
            <text:p>108.22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6672" calcext:value-type="float">
            <text:p>108.24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7528" calcext:value-type="float">
            <text:p>108.23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5336" calcext:value-type="float">
            <text:p>108.22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8384" calcext:value-type="float">
            <text:p>108.22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5336" calcext:value-type="float">
            <text:p>108.22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0576" calcext:value-type="float">
            <text:p>108.24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5816" calcext:value-type="float">
            <text:p>108.25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3624" calcext:value-type="float">
            <text:p>108.24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4104" calcext:value-type="float">
            <text:p>108.27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496" calcext:value-type="float">
            <text:p>108.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2768" calcext:value-type="float">
            <text:p>108.2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6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2768" calcext:value-type="float">
            <text:p>108.2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972" calcext:value-type="float">
            <text:p>108.24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876" calcext:value-type="float">
            <text:p>108.1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7528" calcext:value-type="float">
            <text:p>108.23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924" calcext:value-type="float">
            <text:p>108.2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4104" calcext:value-type="float">
            <text:p>108.27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5816" calcext:value-type="float">
            <text:p>108.25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4104" calcext:value-type="float">
            <text:p>108.27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068" calcext:value-type="float">
            <text:p>108.31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5816" calcext:value-type="float">
            <text:p>108.25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02" calcext:value-type="float">
            <text:p>108.2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3144" calcext:value-type="float">
            <text:p>108.21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6672" calcext:value-type="float">
            <text:p>108.24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4104" calcext:value-type="float">
            <text:p>108.27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068" calcext:value-type="float">
            <text:p>108.31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2768" calcext:value-type="float">
            <text:p>108.2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2288" calcext:value-type="float">
            <text:p>108.2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5064" calcext:value-type="float">
            <text:p>108.33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7504" calcext:value-type="float">
            <text:p>108.8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2368" calcext:value-type="float">
            <text:p>108.8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6648" calcext:value-type="float">
            <text:p>108.8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6272" calcext:value-type="float">
            <text:p>108.85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2368" calcext:value-type="float">
            <text:p>108.8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3416" calcext:value-type="float">
            <text:p>108.10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2744" calcext:value-type="float">
            <text:p>108.8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6752" calcext:value-type="float">
            <text:p>108.88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5416" calcext:value-type="float">
            <text:p>108.86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1512" calcext:value-type="float">
            <text:p>108.8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0176" calcext:value-type="float">
            <text:p>108.85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1992" calcext:value-type="float">
            <text:p>108.9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1992" calcext:value-type="float">
            <text:p>108.9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2472" calcext:value-type="float">
            <text:p>108.9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0176" calcext:value-type="float">
            <text:p>108.85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2744" calcext:value-type="float">
            <text:p>108.8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5896" calcext:value-type="float">
            <text:p>108.8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8944" calcext:value-type="float">
            <text:p>108.8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8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3352" calcext:value-type="float">
            <text:p>108.35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4208" calcext:value-type="float">
            <text:p>108.3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8592" calcext:value-type="float">
            <text:p>108.36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8592" calcext:value-type="float">
            <text:p>108.36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3352" calcext:value-type="float">
            <text:p>108.35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7256" calcext:value-type="float">
            <text:p>108.34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9448" calcext:value-type="float">
            <text:p>108.35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9448" calcext:value-type="float">
            <text:p>108.35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3352" calcext:value-type="float">
            <text:p>108.35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7256" calcext:value-type="float">
            <text:p>108.34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8112" calcext:value-type="float">
            <text:p>108.33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4208" calcext:value-type="float">
            <text:p>108.3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3728" calcext:value-type="float">
            <text:p>108.31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116" calcext:value-type="float">
            <text:p>108.3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3352" calcext:value-type="float">
            <text:p>108.35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5064" calcext:value-type="float">
            <text:p>108.33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8968" calcext:value-type="float">
            <text:p>108.32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9448" calcext:value-type="float">
            <text:p>108.35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5544" calcext:value-type="float">
            <text:p>108.36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3352" calcext:value-type="float">
            <text:p>108.35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8112" calcext:value-type="float">
            <text:p>108.33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164" calcext:value-type="float">
            <text:p>108.37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7736" calcext:value-type="float">
            <text:p>108.37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8968" calcext:value-type="float">
            <text:p>108.32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164" calcext:value-type="float">
            <text:p>108.37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2496" calcext:value-type="float">
            <text:p>108.36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3352" calcext:value-type="float">
            <text:p>108.35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3832" calcext:value-type="float">
            <text:p>108.38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1536" calcext:value-type="float">
            <text:p>108.30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7256" calcext:value-type="float">
            <text:p>108.34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3832" calcext:value-type="float">
            <text:p>108.38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116" calcext:value-type="float">
            <text:p>108.3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164" calcext:value-type="float">
            <text:p>108.37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4208" calcext:value-type="float">
            <text:p>108.3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736" calcext:value-type="float">
            <text:p>108.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2976" calcext:value-type="float">
            <text:p>108.39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9072" calcext:value-type="float">
            <text:p>108.39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4312" calcext:value-type="float">
            <text:p>108.41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1264" calcext:value-type="float">
            <text:p>108.41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3936" calcext:value-type="float">
            <text:p>108.4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784" calcext:value-type="float">
            <text:p>108.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688" calcext:value-type="float">
            <text:p>108.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9176" calcext:value-type="float">
            <text:p>108.46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7736" calcext:value-type="float">
            <text:p>108.37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1744" calcext:value-type="float">
            <text:p>108.44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4688" calcext:value-type="float">
            <text:p>108.37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3936" calcext:value-type="float">
            <text:p>108.4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4416" calcext:value-type="float">
            <text:p>108.48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4312" calcext:value-type="float">
            <text:p>108.41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6984" calcext:value-type="float">
            <text:p>108.45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4792" calcext:value-type="float">
            <text:p>108.44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6984" calcext:value-type="float">
            <text:p>108.45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7464" calcext:value-type="float">
            <text:p>108.48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5648" calcext:value-type="float">
            <text:p>108.43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5272" calcext:value-type="float">
            <text:p>108.47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1368" calcext:value-type="float">
            <text:p>108.48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2224" calcext:value-type="float">
            <text:p>108.47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2224" calcext:value-type="float">
            <text:p>108.47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784" calcext:value-type="float">
            <text:p>108.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0032" calcext:value-type="float">
            <text:p>108.46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1368" calcext:value-type="float">
            <text:p>108.48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9656" calcext:value-type="float">
            <text:p>108.4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356" calcext:value-type="float">
            <text:p>108.4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9176" calcext:value-type="float">
            <text:p>108.46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356" calcext:value-type="float">
            <text:p>108.4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0512" calcext:value-type="float">
            <text:p>108.49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6608" calcext:value-type="float">
            <text:p>108.49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7088" calcext:value-type="float">
            <text:p>108.5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4896" calcext:value-type="float">
            <text:p>108.5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0136" calcext:value-type="float">
            <text:p>108.5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0136" calcext:value-type="float">
            <text:p>108.5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1368" calcext:value-type="float">
            <text:p>108.48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404" calcext:value-type="float">
            <text:p>108.5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3184" calcext:value-type="float">
            <text:p>108.53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6608" calcext:value-type="float">
            <text:p>108.49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404" calcext:value-type="float">
            <text:p>108.5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404" calcext:value-type="float">
            <text:p>108.5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6232" calcext:value-type="float">
            <text:p>108.5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1848" calcext:value-type="float">
            <text:p>108.51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4896" calcext:value-type="float">
            <text:p>108.5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4416" calcext:value-type="float">
            <text:p>108.48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356" calcext:value-type="float">
            <text:p>108.4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4896" calcext:value-type="float">
            <text:p>108.5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7088" calcext:value-type="float">
            <text:p>108.5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1472" calcext:value-type="float">
            <text:p>108.5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3184" calcext:value-type="float">
            <text:p>108.53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3184" calcext:value-type="float">
            <text:p>108.53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7192" calcext:value-type="float">
            <text:p>108.59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5376" calcext:value-type="float">
            <text:p>108.54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7568" calcext:value-type="float">
            <text:p>108.55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928" calcext:value-type="float">
            <text:p>108.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5856" calcext:value-type="float">
            <text:p>108.5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7568" calcext:value-type="float">
            <text:p>108.55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452" calcext:value-type="float">
            <text:p>108.55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5376" calcext:value-type="float">
            <text:p>108.54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7192" calcext:value-type="float">
            <text:p>108.59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3288" calcext:value-type="float">
            <text:p>108.60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3768" calcext:value-type="float">
            <text:p>108.63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5" calcext:value-type="float">
            <text:p>108.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2056" calcext:value-type="float">
            <text:p>108.65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548" calcext:value-type="float">
            <text:p>108.6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4248" calcext:value-type="float">
            <text:p>108.6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5" calcext:value-type="float">
            <text:p>108.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2056" calcext:value-type="float">
            <text:p>108.65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644" calcext:value-type="float">
            <text:p>108.6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0344" calcext:value-type="float">
            <text:p>108.6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9008" calcext:value-type="float">
            <text:p>108.6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9864" calcext:value-type="float">
            <text:p>108.6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596" calcext:value-type="float">
            <text:p>108.6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8528" calcext:value-type="float">
            <text:p>108.6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2536" calcext:value-type="float">
            <text:p>108.6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0824" calcext:value-type="float">
            <text:p>108.7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6816" calcext:value-type="float">
            <text:p>108.6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8632" calcext:value-type="float">
            <text:p>108.68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168" calcext:value-type="float">
            <text:p>108.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3872" calcext:value-type="float">
            <text:p>108.70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7776" calcext:value-type="float">
            <text:p>108.69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1304" calcext:value-type="float">
            <text:p>108.73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5688" calcext:value-type="float">
            <text:p>108.75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0928" calcext:value-type="float">
            <text:p>108.7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98" calcext:value-type="float">
            <text:p>108.8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4664" calcext:value-type="float">
            <text:p>108.9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316" calcext:value-type="float">
            <text:p>109.1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4224" calcext:value-type="float">
            <text:p>109.2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6624" calcext:value-type="float">
            <text:p>109.3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4328" calcext:value-type="float">
            <text:p>109.3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3096" calcext:value-type="float">
            <text:p>109.35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7064" calcext:value-type="float">
            <text:p>109.09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3536" calcext:value-type="float">
            <text:p>109.06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8736" calcext:value-type="float">
            <text:p>108.75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2432" calcext:value-type="float">
            <text:p>108.6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3768" calcext:value-type="float">
            <text:p>108.63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3288" calcext:value-type="float">
            <text:p>108.60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5104" calcext:value-type="float">
            <text:p>108.6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548" calcext:value-type="float">
            <text:p>108.6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548" calcext:value-type="float">
            <text:p>108.6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596" calcext:value-type="float">
            <text:p>108.6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8904" calcext:value-type="float">
            <text:p>108.57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9008" calcext:value-type="float">
            <text:p>108.6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2056" calcext:value-type="float">
            <text:p>108.65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8528" calcext:value-type="float">
            <text:p>108.6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8048" calcext:value-type="float">
            <text:p>108.58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3392" calcext:value-type="float">
            <text:p>108.67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0824" calcext:value-type="float">
            <text:p>108.7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2912" calcext:value-type="float">
            <text:p>108.6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4144" calcext:value-type="float">
            <text:p>108.59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8152" calcext:value-type="float">
            <text:p>108.6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596" calcext:value-type="float">
            <text:p>108.6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2912" calcext:value-type="float">
            <text:p>108.6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0344" calcext:value-type="float">
            <text:p>108.6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596" calcext:value-type="float">
            <text:p>108.6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2536" calcext:value-type="float">
            <text:p>108.6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644" calcext:value-type="float">
            <text:p>108.6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3392" calcext:value-type="float">
            <text:p>108.67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3016" calcext:value-type="float">
            <text:p>108.7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8632" calcext:value-type="float">
            <text:p>108.68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74" calcext:value-type="float">
            <text:p>108.7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7776" calcext:value-type="float">
            <text:p>108.69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0448" calcext:value-type="float">
            <text:p>108.7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3016" calcext:value-type="float">
            <text:p>108.7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4832" calcext:value-type="float">
            <text:p>108.7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3496" calcext:value-type="float">
            <text:p>108.7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1784" calcext:value-type="float">
            <text:p>108.7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3496" calcext:value-type="float">
            <text:p>108.7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788" calcext:value-type="float">
            <text:p>108.7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7776" calcext:value-type="float">
            <text:p>108.69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0072" calcext:value-type="float">
            <text:p>108.78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0552" calcext:value-type="float">
            <text:p>108.81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788" calcext:value-type="float">
            <text:p>108.7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5688" calcext:value-type="float">
            <text:p>108.75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0928" calcext:value-type="float">
            <text:p>108.7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0928" calcext:value-type="float">
            <text:p>108.7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788" calcext:value-type="float">
            <text:p>108.7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7024" calcext:value-type="float">
            <text:p>108.7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1784" calcext:value-type="float">
            <text:p>108.7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9696" calcext:value-type="float">
            <text:p>108.8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6648" calcext:value-type="float">
            <text:p>108.8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1784" calcext:value-type="float">
            <text:p>108.7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2744" calcext:value-type="float">
            <text:p>108.8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1408" calcext:value-type="float">
            <text:p>108.8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1888" calcext:value-type="float">
            <text:p>108.83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9696" calcext:value-type="float">
            <text:p>108.8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2744" calcext:value-type="float">
            <text:p>108.8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7504" calcext:value-type="float">
            <text:p>108.8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9216" calcext:value-type="float">
            <text:p>108.7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1888" calcext:value-type="float">
            <text:p>108.83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4456" calcext:value-type="float">
            <text:p>108.8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7608" calcext:value-type="float">
            <text:p>108.8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0176" calcext:value-type="float">
            <text:p>108.85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2264" calcext:value-type="float">
            <text:p>108.79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6752" calcext:value-type="float">
            <text:p>108.88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1408" calcext:value-type="float">
            <text:p>108.8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8088" calcext:value-type="float">
            <text:p>108.9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5896" calcext:value-type="float">
            <text:p>108.8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5896" calcext:value-type="float">
            <text:p>108.8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2848" calcext:value-type="float">
            <text:p>108.8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6648" calcext:value-type="float">
            <text:p>108.8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7984" calcext:value-type="float">
            <text:p>108.8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2848" calcext:value-type="float">
            <text:p>108.8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1408" calcext:value-type="float">
            <text:p>108.8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6376" calcext:value-type="float">
            <text:p>108.9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1992" calcext:value-type="float">
            <text:p>108.9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3704" calcext:value-type="float">
            <text:p>108.8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8568" calcext:value-type="float">
            <text:p>108.9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5312" calcext:value-type="float">
            <text:p>108.79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7608" calcext:value-type="float">
            <text:p>108.8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7608" calcext:value-type="float">
            <text:p>108.8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2472" calcext:value-type="float">
            <text:p>108.9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8088" calcext:value-type="float">
            <text:p>108.9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4664" calcext:value-type="float">
            <text:p>108.9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1616" calcext:value-type="float">
            <text:p>108.9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552" calcext:value-type="float">
            <text:p>108.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1616" calcext:value-type="float">
            <text:p>108.9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98" calcext:value-type="float">
            <text:p>108.8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5144" calcext:value-type="float">
            <text:p>108.97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4664" calcext:value-type="float">
            <text:p>108.9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8568" calcext:value-type="float">
            <text:p>108.9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9528" calcext:value-type="float">
            <text:p>108.99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5144" calcext:value-type="float">
            <text:p>108.97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172" calcext:value-type="float">
            <text:p>109.01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9424" calcext:value-type="float">
            <text:p>108.9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7816" calcext:value-type="float">
            <text:p>109.01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9632" calcext:value-type="float">
            <text:p>109.06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1824" calcext:value-type="float">
            <text:p>109.0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268" calcext:value-type="float">
            <text:p>109.07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9152" calcext:value-type="float">
            <text:p>109.03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1824" calcext:value-type="float">
            <text:p>109.0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0488" calcext:value-type="float">
            <text:p>109.06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7168" calcext:value-type="float">
            <text:p>109.16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3576" calcext:value-type="float">
            <text:p>109.38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3576" calcext:value-type="float">
            <text:p>109.38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" calcext:value-type="float">
            <text:p>11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944" calcext:value-type="float">
            <text:p>109.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796" calcext:value-type="float">
            <text:p>109.4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2048" calcext:value-type="float">
            <text:p>110.11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796" calcext:value-type="float">
            <text:p>109.4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8624" calcext:value-type="float">
            <text:p>110.1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1968" calcext:value-type="float">
            <text:p>109.47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3616" calcext:value-type="float">
            <text:p>109.7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6728" calcext:value-type="float">
            <text:p>109.45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1008" calcext:value-type="float">
            <text:p>109.41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2472" calcext:value-type="float">
            <text:p>108.9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3808" calcext:value-type="float">
            <text:p>108.9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6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0384" calcext:value-type="float">
            <text:p>108.99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0384" calcext:value-type="float">
            <text:p>108.99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7336" calcext:value-type="float">
            <text:p>108.98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8192" calcext:value-type="float">
            <text:p>108.97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172" calcext:value-type="float">
            <text:p>109.01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4288" calcext:value-type="float">
            <text:p>108.98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4288" calcext:value-type="float">
            <text:p>108.98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0008" calcext:value-type="float">
            <text:p>109.03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2096" calcext:value-type="float">
            <text:p>108.97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8672" calcext:value-type="float">
            <text:p>109.00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744" calcext:value-type="float">
            <text:p>109.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4768" calcext:value-type="float">
            <text:p>109.01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7816" calcext:value-type="float">
            <text:p>109.01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4392" calcext:value-type="float">
            <text:p>109.05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5248" calcext:value-type="float">
            <text:p>109.04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9152" calcext:value-type="float">
            <text:p>109.03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172" calcext:value-type="float">
            <text:p>109.01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22" calcext:value-type="float">
            <text:p>109.0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7816" calcext:value-type="float">
            <text:p>109.01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6104" calcext:value-type="float">
            <text:p>109.03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4016" calcext:value-type="float">
            <text:p>109.0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0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0112" calcext:value-type="float">
            <text:p>109.10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316" calcext:value-type="float">
            <text:p>109.1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4016" calcext:value-type="float">
            <text:p>109.0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3912" calcext:value-type="float">
            <text:p>109.02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6584" calcext:value-type="float">
            <text:p>109.06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8776" calcext:value-type="float">
            <text:p>109.07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7064" calcext:value-type="float">
            <text:p>109.09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4016" calcext:value-type="float">
            <text:p>109.0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5352" calcext:value-type="float">
            <text:p>109.11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6208" calcext:value-type="float">
            <text:p>109.10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316" calcext:value-type="float">
            <text:p>109.1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7064" calcext:value-type="float">
            <text:p>109.09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0112" calcext:value-type="float">
            <text:p>109.10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6208" calcext:value-type="float">
            <text:p>109.10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9256" calcext:value-type="float">
            <text:p>109.10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364" calcext:value-type="float">
            <text:p>109.1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1928" calcext:value-type="float">
            <text:p>109.15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888" calcext:value-type="float">
            <text:p>109.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888" calcext:value-type="float">
            <text:p>109.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1072" calcext:value-type="float">
            <text:p>109.16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9736" calcext:value-type="float">
            <text:p>109.13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1072" calcext:value-type="float">
            <text:p>109.16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46" calcext:value-type="float">
            <text:p>109.1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4976" calcext:value-type="float">
            <text:p>109.1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46" calcext:value-type="float">
            <text:p>109.1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2888" calcext:value-type="float">
            <text:p>109.21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6792" calcext:value-type="float">
            <text:p>109.20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7272" calcext:value-type="float">
            <text:p>109.23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4496" calcext:value-type="float">
            <text:p>109.12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6792" calcext:value-type="float">
            <text:p>109.20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704" calcext:value-type="float">
            <text:p>109.6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1008" calcext:value-type="float">
            <text:p>109.41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5184" calcext:value-type="float">
            <text:p>109.2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4848" calcext:value-type="float">
            <text:p>109.6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8984" calcext:value-type="float">
            <text:p>109.2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2136" calcext:value-type="float">
            <text:p>109.29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2888" calcext:value-type="float">
            <text:p>109.21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7648" calcext:value-type="float">
            <text:p>109.19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6896" calcext:value-type="float">
            <text:p>109.27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8608" calcext:value-type="float">
            <text:p>109.2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2512" calcext:value-type="float">
            <text:p>109.25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6896" calcext:value-type="float">
            <text:p>109.27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8128" calcext:value-type="float">
            <text:p>109.22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604" calcext:value-type="float">
            <text:p>109.28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2992" calcext:value-type="float">
            <text:p>109.28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3848" calcext:value-type="float">
            <text:p>109.27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652" calcext:value-type="float">
            <text:p>109.31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0904" calcext:value-type="float">
            <text:p>109.34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604" calcext:value-type="float">
            <text:p>109.28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2616" calcext:value-type="float">
            <text:p>109.3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2616" calcext:value-type="float">
            <text:p>109.3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3472" calcext:value-type="float">
            <text:p>109.31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7" calcext:value-type="float">
            <text:p>109.3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4704" calcext:value-type="float">
            <text:p>109.26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3472" calcext:value-type="float">
            <text:p>109.31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2616" calcext:value-type="float">
            <text:p>109.3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8336" calcext:value-type="float">
            <text:p>109.36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6144" calcext:value-type="float">
            <text:p>109.35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3576" calcext:value-type="float">
            <text:p>109.38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9192" calcext:value-type="float">
            <text:p>109.35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4912" calcext:value-type="float">
            <text:p>109.40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796" calcext:value-type="float">
            <text:p>109.4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4056" calcext:value-type="float">
            <text:p>109.41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6248" calcext:value-type="float">
            <text:p>109.42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1008" calcext:value-type="float">
            <text:p>109.41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4056" calcext:value-type="float">
            <text:p>109.41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0632" calcext:value-type="float">
            <text:p>109.45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2344" calcext:value-type="float">
            <text:p>109.43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844" calcext:value-type="float">
            <text:p>109.4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892" calcext:value-type="float">
            <text:p>109.4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1008" calcext:value-type="float">
            <text:p>109.41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2824" calcext:value-type="float">
            <text:p>109.46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7208" calcext:value-type="float">
            <text:p>109.48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9776" calcext:value-type="float">
            <text:p>109.45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0256" calcext:value-type="float">
            <text:p>109.4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2448" calcext:value-type="float">
            <text:p>109.5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844" calcext:value-type="float">
            <text:p>109.4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0736" calcext:value-type="float">
            <text:p>109.52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1216" calcext:value-type="float">
            <text:p>109.5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5016" calcext:value-type="float">
            <text:p>109.47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3408" calcext:value-type="float">
            <text:p>109.56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2072" calcext:value-type="float">
            <text:p>109.5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988" calcext:value-type="float">
            <text:p>109.5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036" calcext:value-type="float">
            <text:p>109.5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3888" calcext:value-type="float">
            <text:p>109.5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4264" calcext:value-type="float">
            <text:p>109.5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8648" calcext:value-type="float">
            <text:p>109.5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7792" calcext:value-type="float">
            <text:p>109.58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7312" calcext:value-type="float">
            <text:p>109.55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8272" calcext:value-type="float">
            <text:p>109.61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3032" calcext:value-type="float">
            <text:p>109.6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132" calcext:value-type="float">
            <text:p>109.62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744" calcext:value-type="float">
            <text:p>109.5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18" calcext:value-type="float">
            <text:p>109.6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9232" calcext:value-type="float">
            <text:p>109.6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4368" calcext:value-type="float">
            <text:p>109.6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8648" calcext:value-type="float">
            <text:p>109.5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7896" calcext:value-type="float">
            <text:p>109.6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704" calcext:value-type="float">
            <text:p>109.6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8752" calcext:value-type="float">
            <text:p>109.6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8752" calcext:value-type="float">
            <text:p>109.6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656" calcext:value-type="float">
            <text:p>109.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1424" calcext:value-type="float">
            <text:p>109.6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3136" calcext:value-type="float">
            <text:p>109.6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1424" calcext:value-type="float">
            <text:p>109.6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3136" calcext:value-type="float">
            <text:p>109.6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0568" calcext:value-type="float">
            <text:p>109.7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0568" calcext:value-type="float">
            <text:p>109.7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4952" calcext:value-type="float">
            <text:p>109.7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4096" calcext:value-type="float">
            <text:p>109.7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2384" calcext:value-type="float">
            <text:p>109.7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1904" calcext:value-type="float">
            <text:p>109.7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1904" calcext:value-type="float">
            <text:p>109.7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324" calcext:value-type="float">
            <text:p>109.7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9336" calcext:value-type="float">
            <text:p>109.7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6768" calcext:value-type="float">
            <text:p>109.7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8104" calcext:value-type="float">
            <text:p>109.7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5056" calcext:value-type="float">
            <text:p>109.7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5056" calcext:value-type="float">
            <text:p>109.7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2488" calcext:value-type="float">
            <text:p>109.8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992" calcext:value-type="float">
            <text:p>109.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9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8496" calcext:value-type="float">
            <text:p>114.4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87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712" calcext:value-type="float">
            <text:p>114.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8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81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" calcext:value-type="float">
            <text:p>144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042</text:p>
          </table:table-cell>
          <table:table-cell office:value-type="string" calcext:value-type="string">
            <text:p>1979-08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506" meta:object-count="0"/>
    <meta:user-defined meta:name="AppVersion">3.0</meta:user-defined>
  </office:meta>
</office:document-meta>
</file>